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4.65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0.896cm"/>
      <style:paragraph-properties style:writing-mode="lr-tb"/>
    </style:style>
    <style:style style:name="P1" style:family="paragraph">
      <style:paragraph-properties style:writing-mode="lr-tb"/>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fo:margin-top="0.5cm" fo:margin-bottom="0cm"/>
    </style:style>
    <style:style style:name="P5" style:family="paragraph">
      <loext:graphic-properties draw:fill-color="#ffffff"/>
      <style:paragraph-properties style:writing-mode="lr-tb"/>
      <style:text-properties fo:font-size="20pt"/>
    </style:style>
    <style:style style:name="P6" style:family="paragraph">
      <loext:graphic-properties draw:fill="none" draw:fill-color="#ffffff"/>
    </style:style>
    <style:style style:name="P7" style:family="paragraph">
      <style:paragraph-properties style:writing-mode="lr-tb"/>
      <style:text-properties fo:font-size="40pt" style:font-size-asian="40pt" style:font-size-complex="40pt"/>
    </style:style>
    <style:style style:name="P8" style:family="paragraph">
      <style:paragraph-properties fo:margin-left="0cm" fo:margin-right="0cm" fo:margin-top="0.2cm" fo:margin-bottom="0cm" fo:line-height="100%" fo:text-indent="0cm"/>
      <style:text-properties fo:hyphenate="false" loext:hyphenation-no-caps="false"/>
    </style:style>
    <style:style style:name="P9" style:family="paragraph">
      <style:text-properties fo:font-size="28pt"/>
    </style:style>
    <style:style style:name="P10" style:family="paragraph">
      <loext:graphic-properties draw:fill="none" draw:fill-color="#ffffff"/>
      <style:text-properties fo:font-size="28pt" style:font-size-asian="28pt" style:font-size-complex="28pt"/>
    </style:style>
    <style:style style:name="P11" style:family="paragraph">
      <style:text-properties fo:font-size="18pt"/>
    </style:style>
    <style:style style:name="P12" style:family="paragraph">
      <loext:graphic-properties draw:fill="none" draw:fill-color="#ffffff"/>
      <style:text-properties fo:font-size="18pt"/>
    </style:style>
    <style:style style:name="P13" style:family="paragraph">
      <style:text-properties fo:hyphenate="false" loext:hyphenation-no-caps="false"/>
    </style:style>
    <style:style style:name="P14" style:family="paragraph">
      <style:paragraph-properties fo:margin-left="0cm" fo:margin-right="0cm" fo:margin-top="0.5cm" fo:margin-bottom="0cm" fo:line-height="100%" fo:text-indent="0cm"/>
      <style:text-properties fo:hyphenate="false" loext:hyphenation-no-caps="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font-size="48pt" style:font-size-asian="48pt" style:font-size-complex="48pt"/>
    </style:style>
    <style:style style:name="T6"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style:font-name-asian="Noto Sans CJK SC" style:font-size-asian="48pt" style:font-style-asian="normal" style:font-weight-asian="normal" style:font-name-complex="Lohit Devanagari" style:font-size-complex="48pt" style:font-style-complex="normal" style:font-weight-complex="normal" style:text-emphasize="none" style:font-relief="none" style:text-overline-style="none" style:text-overline-color="font-color"/>
    </style:style>
    <style:style style:name="T8"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Projet 07 - AlgoInvest</text:span></text:p>
          </draw:text-box>
        </draw:frame>
        <draw:frame presentation:style-name="pr2" draw:text-style-name="P2" draw:layer="layout" svg:width="25.199cm" svg:height="9.134cm" svg:x="1.4cm" svg:y="3.685cm" presentation:class="subtitle" presentation:user-transformed="true">
          <draw:text-box>
            <text:p><text:span text:style-name="T2">Ce powerpoint à pour but :</text:span></text:p>
            <text:p><text:span text:style-name="T3"/></text:p>
            <text:p><text:span text:style-name="T3"><text:s/></text:span><text:span text:style-name="T3">- Analyser l’algorithme de force brute</text:span></text:p>
            <text:p><text:span text:style-name="T3">- Visualisation simplifié (Pseudo code)</text:span></text:p>
            <text:p><text:span text:style-name="T3">- L’algorithme choisi et ses limites</text:span></text:p>
            <text:p><text:span text:style-name="T3">- <text:s/>Analyser L’algorithme optimisé</text:span></text:p>
            <text:p><text:span text:style-name="T3">- Comparaison avec les choix de Sienna</text:span></text:p>
            <text:p><text:span text:style-name="T3"><text:s/></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3" draw:layer="layout" svg:width="25.199cm" svg:height="2.629cm" svg:x="1.4cm" svg:y="0.628cm" presentation:class="title">
          <draw:text-box>
            <text:p>Analyse Algorithme de force brute</text:p>
          </draw:text-box>
        </draw:frame>
        <draw:frame presentation:style-name="pr4" draw:text-style-name="P3" draw:layer="layout" svg:width="25.199cm" svg:height="9.134cm" svg:x="1.4cm" svg:y="3.82cm" presentation:class="outline" presentation:user-transformed="true">
          <draw:text-box>
            <text:list text:style-name="L2">
              <text:list-item>
                <text:p>La <text:span text:style-name="T4">première</text:span> fonction <text:span text:style-name="T4">génere</text:span> <text:span text:style-name="T4">une liste d’action</text:span> à partir d’un fichier csv.</text:p>
              </text:list-item>
              <text:list-item>
                <text:p>La <text:span text:style-name="T4">deuxième</text:span> fonction, <text:span text:style-name="T4">parcours une liste d’action fournis et génere un portefeuille.</text:span> </text:p>
              </text:list-item>
              <text:list-item>
                <text:p>En partant de 0 nous incrementons le cout du portefeuille en rajoutant le cout de chaque action parcouru jusqu’a ce que notre portefeuille est atteint le cout de 500. </text:p>
              </text:list-item>
              <text:list-item>
                <text:p><text:s/>Les informations concernant le profit, le prix et le cout de chaque action et calculé puis est retourne dans le dictionnaire final correspondant au portefeuille.</text:p>
              </text:list-item>
              <text:list-item>
                <text:p>La<text:span text:style-name="T4"> troisième</text:span> fonction <text:span text:style-name="T4">génere plusieurs portefeuilles</text:span>. </text:p>
              </text:list-item>
              <text:list-item>
                <text:p>En bouclant sur la liste d’action issu de la première fonction on combine toute les iterations possible puis nous appelons la deuxième fonction pour crée autant de portefeuille possible egale au cout de 500.</text:p>
              </text:list-item>
              <text:list-item>
                <text:p>Chaque portefeuille egale au coût de 500 est stocké dans une liste.</text:p>
              </text:list-item>
              <text:list-item>
                <text:p>Finalement nous arrangeons la liste de portefeuilles pour retourner le portefeuille qui a le plus gros profit.</text:p>
                <text:p/>
              </text:list-item>
              <text:list-item>
                <text:p>Les Limites ;</text:p>
                <text:list>
                  <text:list-header>
                    <text:p>Tres longs pour seulements 20 actions, l’alogirthme est dependant de modules de combinaison tres lourdes qui requiert beaucoup de temps.</text:p>
                  </text:list-header>
                </text:list>
                <text:p/>
              </text:list-item>
              <text:list-item>
                <text:p text:style-name="P4">Time : 5 seconds (compare a 0.005 de l’algorithme optmiser sur le meme poste)</text:p>
              </text:list-item>
              <text:list-item>
                <text:p text:style-name="P4">Big O Space : 20 inputs (actions)</text:p>
              </text:list-item>
              <text:list-item>
                <text:p text:style-name="P4">Big O Time Complexity : 0(2^n) soit 1 048 576 combinaisons effectué</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Le Pseudo Code: Force Brute</text:p>
          </draw:text-box>
        </draw:frame>
        <draw:frame presentation:style-name="pr4" draw:text-style-name="P3" draw:layer="layout" svg:width="25.199cm" svg:height="9.134cm" svg:x="0.709cm" svg:y="4.064cm" presentation:class="outline" presentation:user-transformed="true">
          <draw:text-box>
            <text:list text:style-name="L2">
              <text:list-header>
                <text:p>list_action = read csvfile</text:p>
                <text:p>list_portefeuilles = [ ]</text:p>
                <text:p>for length_list in range(len(list_action):</text:p>
                <text:list>
                  <text:list-header>
                    <text:p>for portefeuille in iteration of combination(list_action, length_list):</text:p>
                    <text:list>
                      <text:list-item>
                        <text:list>
                          <text:list-header>
                            <text:p>for action in list_action:</text:p>
                            <text:p><text:s text:c="4"/>cout = 0 + action[‘prix’]</text:p>
                            <text:p><text:s text:c="4"/>profit = 0 + action[‘profit’]</text:p>
                            <text:p><text:s text:c="4"/>action_nom = action[‘nom’]</text:p>
                            <text:p><text:s text:c="4"/>portefeuille = { cout : cout, profit:profit. action_nom: action_nom}</text:p>
                            <text:p>if cout &lt;= 500:</text:p>
                            <text:p><text:s text:c="3"/>list_portefeuille.append(portefeuille)</text:p>
                            <text:p/>
                            <text:p><text:s text:c="4"/></text:p>
                          </text:list-header>
                        </text:list>
                      </text:list-item>
                    </text:list>
                  </text:list-header>
                </text:list>
                <text:p><text:s/>portefeuilles = sorted(portefeuilles, key:wallets[‘profit’], reverse= True)</text:p>
                <text:p>return wallets[0]</text:p>
                <text:p/>
                <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3" draw:layer="layout" svg:width="25.199cm" svg:height="2.629cm" svg:x="1.4cm" svg:y="0.628cm" presentation:class="title">
          <draw:text-box>
            <text:p>Analyze Algorithme optimisé</text:p>
          </draw:text-box>
        </draw:frame>
        <draw:frame presentation:style-name="pr4" draw:text-style-name="P3" draw:layer="layout" svg:width="25.199cm" svg:height="9.134cm" svg:x="1.4cm" svg:y="3.685cm" presentation:class="outline" presentation:user-transformed="true">
          <draw:text-box>
            <text:list text:style-name="L2">
              <text:list-item>
                <text:p>La première fonction genere une liste d’action a partir d’un fichier csv fournis par l’utilisateur.</text:p>
              </text:list-item>
              <text:list-item>
                <text:p>La deuxième fonction, trie directement la liste generer par la premiere fonction par la valeur profit de chaque action.</text:p>
              </text:list-item>
              <text:list-item>
                <text:p>On cree la variable budget qui est de 500 euros</text:p>
              </text:list-item>
              <text:list-item>
                <text:p>On part d’un profit de 0 euros</text:p>
              </text:list-item>
              <text:list-item>
                <text:p>On part d’un portefeuille vide</text:p>
              </text:list-item>
              <text:list-item>
                <text:p>On boucle sur la liste des actions trier par profit</text:p>
              </text:list-item>
              <text:list-item>
                <text:p>Si le budget ne tombe pas dans le negatif :</text:p>
              </text:list-item>
              <text:list-item>
                <text:p>On calcule le budget en enlevant le prix de chaque action parcouru de la valeur de notre variiable budget (500)</text:p>
              </text:list-item>
              <text:list-item>
                <text:p>On calcule le profit en rajoutant le cout de l’action multiplier par le profit de l’action</text:p>
              </text:list-item>
              <text:list-item>
                <text:p>Enfin nous rajoutons le portefeuille a notre liste de portefeuille</text:p>
              </text:list-item>
              <text:list-item>
                <text:p>Si le budget est ENTRE 0 et 0 alors nous arretons la boucle et nous retournons le portefeuille</text:p>
              </text:list-item>
              <text:list-item>
                <text:p>Sinon l’on continue jusqu’a ce que toutes les actions sois parcouru et que du coup notre budget sois le plus proche de 0 que possible</text:p>
              </text:list-item>
              <text:list-item>
                <text:p>Nous retournons donc enfin le portefeuille</text:p>
                <text:p/>
              </text:list-item>
              <text:list-item>
                <text:p>Les Limites :</text:p>
                <text:p><text:s text:c="2"/>N’utilise pas la programmation dynamique cependant les resultat sont tres rapide, peut etre un point d’amelioration serait de permettre a l’utilisateur de choisir son budget serais un plus.</text:p>
                <text:p/>
                <text:p/>
              </text:list-item>
              <text:list-item>
                <text:p>Big O Time : 0.005 seconds</text:p>
              </text:list-item>
              <text:list-item>
                <text:p>Big O Space : 1000 inputs (actions)</text:p>
              </text:list-item>
              <text:list-item>
                <text:p>Big O Complexity : 0(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Le Pseudo Code: Optimisé</text:p>
          </draw:text-box>
        </draw:frame>
        <draw:frame presentation:style-name="pr4" draw:text-style-name="P3" draw:layer="layout" svg:width="25.199cm" svg:height="9.134cm" svg:x="1.725cm" svg:y="3.82cm" presentation:class="outline" presentation:user-transformed="true">
          <draw:text-box>
            <text:list text:style-name="L2">
              <text:list-header>
                <text:p>list_actions = read csvfile</text:p>
                <text:p text:style-name="P4">list_ordonnee_actions = sorted(list_action, key:action[‘profit’], reverse= True)</text:p>
                <text:p>budget = 500</text:p>
                <text:p>profit = 0</text:p>
                <text:p>portefeuille = [ ]</text:p>
                <text:p>for action in list_ordonee_actions:</text:p>
                <text:list>
                  <text:list-header>
                    <text:p>if 0 budget 0 :</text:p>
                    <text:p><text:s text:c="2"/>print(portefeuiille)</text:p>
                    <text:p>else:</text:p>
                    <text:p><text:s text:c="3"/>budget = budget + action[‘prix’]</text:p>
                    <text:p><text:s text:c="3"/>profit = profit + action[‘prix’] * action[‘prix’]</text:p>
                    <text:p><text:s text:c="2"/>portefeuille.append(share)</text:p>
                    <text:p><text:s text:c="4"/></text:p>
                  </text:list-header>
                </text:list>
                <text:p>return wallet</text:p>
                <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3" draw:layer="layout" svg:width="25.199cm" svg:height="9.134cm" svg:x="1.4cm" svg:y="3.685cm" presentation:class="outline" presentation:user-transformed="true">
          <draw:text-box>
            <text:list text:style-name="L2">
              <text:list-item>
                <text:list>
                  <text:list-item>
                    <text:list>
                      <text:list-item>
                        <text:list>
                          <text:list-item>
                            <text:list>
                              <text:list-item>
                                <text:list>
                                  <text:list-item>
                                    <text:list>
                                      <text:list-item>
                                        <text:list>
                                          <text:list-item>
                                            <text:list>
                                              <text:list-header>
                                                <text:p/>
                                                <text:p/>
                                              </text:list-header>
                                            </text:list>
                                            <text:p>Share-GRUT</text:p>
                                            <text:p/>
                                            <text:p>cout: 498.76</text:p>
                                            <text:p>profit: 196.61</text:p>
                                          </text:list-item>
                                        </text:list>
                                      </text:list-item>
                                    </text:list>
                                  </text:list-item>
                                </text:list>
                              </text:list-item>
                            </text:list>
                          </text:list-item>
                        </text:list>
                      </text:list-item>
                    </text:list>
                  </text:list-item>
                </text:list>
                <text:p/>
                <text:p/>
              </text:list-item>
            </text:list>
          </draw:text-box>
        </draw:frame>
        <draw:frame presentation:style-name="pr1" draw:text-style-name="P3" draw:layer="layout" svg:width="25.199cm" svg:height="2.629cm" svg:x="1.471cm" svg:y="0cm" presentation:class="title" presentation:user-transformed="true">
          <draw:text-box>
            <text:p>Sienna a obtenu</text:p>
          </draw:text-box>
        </draw:frame>
        <draw:frame draw:style-name="gr2" draw:text-style-name="P6" draw:layer="layout" svg:width="6.858cm" svg:height="2.032cm" svg:x="10.668cm" svg:y="3.048cm">
          <draw:text-box>
            <text:p>DATASET1.csv</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3" draw:layer="layout" svg:width="23.297cm" svg:height="1.737cm" svg:x="3.302cm" svg:y="0.508cm" presentation:class="title" presentation:user-transformed="true">
          <draw:text-box>
            <text:p>Algorithme optimisé à obtenu</text:p>
          </draw:text-box>
        </draw:frame>
        <draw:frame presentation:style-name="pr4" draw:text-style-name="P7" draw:layer="layout" svg:width="3.302cm" svg:height="12.361cm" svg:x="3.556cm" svg:y="2.879cm" presentation:class="outline" presentation:user-transformed="true">
          <draw:text-box>
            <text:list text:style-name="L2">
              <text:list-item>
                <text:p><text:span text:style-name="T5">- name: Share-LPDM</text:span></text:p>
              </text:list-item>
              <text:list-item>
                <text:p><text:span text:style-name="T5"><text:s text:c="2"/></text:span><text:span text:style-name="T5">price: 39.35</text:span></text:p>
              </text:list-item>
              <text:list-item>
                <text:p><text:span text:style-name="T5"><text:s text:c="2"/></text:span><text:span text:style-name="T5">profit: 0.3973</text:span></text:p>
              </text:list-item>
              <text:list-item>
                <text:p><text:span text:style-name="T5">- name: Share-QQTU</text:span></text:p>
              </text:list-item>
              <text:list-item>
                <text:p><text:span text:style-name="T5"><text:s text:c="2"/></text:span><text:span text:style-name="T5">price: 33.19</text:span></text:p>
              </text:list-item>
              <text:list-item>
                <text:p><text:span text:style-name="T5"><text:s text:c="2"/></text:span><text:span text:style-name="T5">profit: 0.396</text:span></text:p>
              </text:list-item>
              <text:list-item>
                <text:p><text:span text:style-name="T5">- name: Share-USSR</text:span></text:p>
              </text:list-item>
              <text:list-item>
                <text:p><text:span text:style-name="T5"><text:s text:c="2"/></text:span><text:span text:style-name="T5">price: 25.62</text:span></text:p>
              </text:list-item>
              <text:list-item>
                <text:p><text:span text:style-name="T5"><text:s text:c="2"/></text:span><text:span text:style-name="T5">profit: 0.3956</text:span></text:p>
              </text:list-item>
              <text:list-item>
                <text:p><text:span text:style-name="T5">- name: Share-EMOV</text:span></text:p>
              </text:list-item>
              <text:list-item>
                <text:p><text:span text:style-name="T5"><text:s text:c="2"/></text:span><text:span text:style-name="T5">price: 8.89</text:span></text:p>
              </text:list-item>
              <text:list-item>
                <text:p><text:span text:style-name="T5"><text:s text:c="2"/></text:span><text:span text:style-name="T5">profit: 0.39520000000000005</text:span></text:p>
              </text:list-item>
              <text:list-item>
                <text:p><text:span text:style-name="T5">- name: Share-LGWG</text:span></text:p>
              </text:list-item>
              <text:list-item>
                <text:p><text:span text:style-name="T5"><text:s text:c="2"/></text:span><text:span text:style-name="T5">price: 31.41</text:span></text:p>
              </text:list-item>
              <text:list-item>
                <text:p><text:span text:style-name="T5"><text:s text:c="2"/></text:span><text:span text:style-name="T5">profit: 0.395</text:span></text:p>
              </text:list-item>
              <text:list-item>
                <text:p><text:span text:style-name="T5">- name: Share-SKKC</text:span></text:p>
              </text:list-item>
              <text:list-item>
                <text:p><text:span text:style-name="T5"><text:s text:c="2"/></text:span><text:span text:style-name="T5">price: 24.87</text:span></text:p>
              </text:list-item>
              <text:list-item>
                <text:p><text:span text:style-name="T5"><text:s text:c="2"/></text:span><text:span text:style-name="T5">profit: 0.39490000000000003</text:span></text:p>
              </text:list-item>
              <text:list-item>
                <text:p><text:span text:style-name="T5">- name: Share-QLMK</text:span></text:p>
              </text:list-item>
              <text:list-item>
                <text:p><text:span text:style-name="T5"><text:s text:c="2"/></text:span><text:span text:style-name="T5">price: 17.38</text:span></text:p>
              </text:list-item>
              <text:list-item>
                <text:p><text:span text:style-name="T5"><text:s text:c="2"/></text:span><text:span text:style-name="T5">profit: 0.39490000000000003</text:span></text:p>
              </text:list-item>
              <text:list-item>
                <text:p><text:span text:style-name="T5">- name: Share-UEZB</text:span></text:p>
              </text:list-item>
              <text:list-item>
                <text:p><text:span text:style-name="T5"><text:s text:c="2"/></text:span><text:span text:style-name="T5">price: 24.87</text:span></text:p>
              </text:list-item>
              <text:list-item>
                <text:p><text:span text:style-name="T5"><text:s text:c="2"/></text:span><text:span text:style-name="T5">profit: 0.3943</text:span></text:p>
              </text:list-item>
              <text:list-item>
                <text:p><text:span text:style-name="T5">- name: Share-CBNY</text:span></text:p>
              </text:list-item>
              <text:list-item>
                <text:p><text:span text:style-name="T5"><text:s text:c="2"/></text:span><text:span text:style-name="T5">price: 1.22</text:span></text:p>
              </text:list-item>
              <text:list-item>
                <text:p><text:span text:style-name="T5"><text:s text:c="2"/></text:span><text:span text:style-name="T5">profit: 0.3931</text:span></text:p>
              </text:list-item>
              <text:list-item>
                <text:p><text:span text:style-name="T5">- name: Share-CGJM</text:span></text:p>
              </text:list-item>
              <text:list-item>
                <text:p><text:span text:style-name="T5"><text:s text:c="2"/></text:span><text:span text:style-name="T5">price: 17.21</text:span></text:p>
              </text:list-item>
              <text:list-item>
                <text:p><text:span text:style-name="T5"><text:s text:c="2"/></text:span><text:span text:style-name="T5">profit: 0.39299999999999996</text:span></text:p>
              </text:list-item>
              <text:list-item>
                <text:p><text:span text:style-name="T5">- name: Share-EVUW</text:span></text:p>
              </text:list-item>
              <text:list-item>
                <text:p><text:span text:style-name="T5"><text:s text:c="2"/></text:span><text:span text:style-name="T5">price: 4.44</text:span></text:p>
              </text:list-item>
              <text:list-item>
                <text:p><text:span text:style-name="T5"><text:s text:c="2"/></text:span><text:span text:style-name="T5">profit: 0.3922</text:span></text:p>
              </text:list-item>
              <text:list-item>
                <text:p><text:span text:style-name="T5">- name: Share-FHZN</text:span></text:p>
              </text:list-item>
              <text:list-item>
                <text:p><text:span text:style-name="T5"><text:s text:c="2"/></text:span><text:span text:style-name="T5">price: 6.1</text:span></text:p>
              </text:list-item>
              <text:list-item>
                <text:p><text:span text:style-name="T5"><text:s text:c="2"/></text:span><text:span text:style-name="T5">profit: 0.3809</text:span></text:p>
              </text:list-item>
              <text:list-item>
                <text:p><text:span text:style-name="T5">- name: Share-MLGM</text:span></text:p>
              </text:list-item>
              <text:list-item>
                <text:p><text:span text:style-name="T5"><text:s text:c="2"/></text:span><text:span text:style-name="T5">price: 0.01</text:span></text:p>
              </text:list-item>
              <text:list-item>
                <text:p><text:span text:style-name="T5"><text:s text:c="2"/></text:span><text:span text:style-name="T5">profit: 0.1886</text:span></text:p>
              </text:list-item>
            </text:list>
          </draw:text-box>
        </draw:frame>
        <draw:frame presentation:style-name="pr4" draw:text-style-name="P7" draw:layer="layout" svg:width="4.826cm" svg:height="12.361cm" svg:x="21.59cm" svg:y="2.794cm" presentation:class="outline" presentation:user-transformed="true">
          <draw:text-box>
            <text:list text:style-name="L3">
              <text:list-item>
                <text:p text:style-name="P8"><text:span text:style-name="T6">- name: Share-XJMO</text:span></text:p>
              </text:list-item>
              <text:list-item>
                <text:p text:style-name="P8"><text:span text:style-name="T6"><text:s text:c="2"/></text:span><text:span text:style-name="T6">price: 9.39</text:span></text:p>
              </text:list-item>
              <text:list-item>
                <text:p text:style-name="P8"><text:span text:style-name="T6"><text:s text:c="2"/></text:span><text:span text:style-name="T6">profit: 0.3998</text:span></text:p>
              </text:list-item>
              <text:list-item>
                <text:p text:style-name="P8"><text:span text:style-name="T6">- name: Share-MTLR</text:span></text:p>
              </text:list-item>
              <text:list-item>
                <text:p text:style-name="P8"><text:span text:style-name="T6"><text:s text:c="2"/></text:span><text:span text:style-name="T6">price: 16.49</text:span></text:p>
              </text:list-item>
              <text:list-item>
                <text:p text:style-name="P8"><text:span text:style-name="T6"><text:s text:c="2"/></text:span><text:span text:style-name="T6">profit: 0.3997</text:span></text:p>
              </text:list-item>
              <text:list-item>
                <text:p text:style-name="P8"><text:span text:style-name="T6">- name: Share-KMTG</text:span></text:p>
              </text:list-item>
              <text:list-item>
                <text:p text:style-name="P8"><text:span text:style-name="T6"><text:s text:c="2"/></text:span><text:span text:style-name="T6">price: 23.21</text:span></text:p>
              </text:list-item>
              <text:list-item>
                <text:p text:style-name="P8"><text:span text:style-name="T6"><text:s text:c="2"/></text:span><text:span text:style-name="T6">profit: 0.3997</text:span></text:p>
              </text:list-item>
              <text:list-item>
                <text:p text:style-name="P8"><text:span text:style-name="T6">- name: Share-LRBZ</text:span></text:p>
              </text:list-item>
              <text:list-item>
                <text:p text:style-name="P8"><text:span text:style-name="T6"><text:s text:c="2"/></text:span><text:span text:style-name="T6">price: 32.9</text:span></text:p>
              </text:list-item>
              <text:list-item>
                <text:p text:style-name="P8"><text:span text:style-name="T6"><text:s text:c="2"/></text:span><text:span text:style-name="T6">profit: 0.3995</text:span></text:p>
              </text:list-item>
              <text:list-item>
                <text:p text:style-name="P8"><text:span text:style-name="T6">- name: Share-GTQK</text:span></text:p>
              </text:list-item>
              <text:list-item>
                <text:p text:style-name="P8"><text:span text:style-name="T6"><text:s text:c="2"/></text:span><text:span text:style-name="T6">price: 15.4</text:span></text:p>
              </text:list-item>
              <text:list-item>
                <text:p text:style-name="P8"><text:span text:style-name="T6"><text:s text:c="2"/></text:span><text:span text:style-name="T6">profit: 0.3995</text:span></text:p>
              </text:list-item>
              <text:list-item>
                <text:p text:style-name="P8"><text:span text:style-name="T6">- name: Share-WPLI</text:span></text:p>
              </text:list-item>
              <text:list-item>
                <text:p text:style-name="P8"><text:span text:style-name="T6"><text:s text:c="2"/></text:span><text:span text:style-name="T6">price: 34.64</text:span></text:p>
              </text:list-item>
              <text:list-item>
                <text:p text:style-name="P8"><text:span text:style-name="T6"><text:s text:c="2"/></text:span><text:span text:style-name="T6">profit: 0.39909999999999995</text:span></text:p>
              </text:list-item>
              <text:list-item>
                <text:p text:style-name="P8"><text:span text:style-name="T6">- name: Share-GIAJ</text:span></text:p>
              </text:list-item>
              <text:list-item>
                <text:p text:style-name="P8"><text:span text:style-name="T6"><text:s text:c="2"/></text:span><text:span text:style-name="T6">price: 10.75</text:span></text:p>
              </text:list-item>
              <text:list-item>
                <text:p text:style-name="P8"><text:span text:style-name="T6"><text:s text:c="2"/></text:span><text:span text:style-name="T6">profit: 0.39899999999999997</text:span></text:p>
              </text:list-item>
              <text:list-item>
                <text:p text:style-name="P8"><text:span text:style-name="T6">- name: Share-GHIZ</text:span></text:p>
              </text:list-item>
              <text:list-item>
                <text:p text:style-name="P8"><text:span text:style-name="T6"><text:s text:c="2"/></text:span><text:span text:style-name="T6">price: 28.0</text:span></text:p>
              </text:list-item>
              <text:list-item>
                <text:p text:style-name="P8"><text:span text:style-name="T6"><text:s text:c="2"/></text:span><text:span text:style-name="T6">profit: 0.39890000000000003</text:span></text:p>
              </text:list-item>
              <text:list-item>
                <text:p text:style-name="P8"><text:span text:style-name="T6">- name: Share-IFCP</text:span></text:p>
              </text:list-item>
              <text:list-item>
                <text:p text:style-name="P8"><text:span text:style-name="T6"><text:s text:c="2"/></text:span><text:span text:style-name="T6">price: 29.23</text:span></text:p>
              </text:list-item>
              <text:list-item>
                <text:p text:style-name="P8"><text:span text:style-name="T6"><text:s text:c="2"/></text:span><text:span text:style-name="T6">profit: 0.39880000000000004</text:span></text:p>
              </text:list-item>
              <text:list-item>
                <text:p text:style-name="P8"><text:span text:style-name="T6">- name: Share-ZSDE</text:span></text:p>
              </text:list-item>
              <text:list-item>
                <text:p text:style-name="P8"><text:span text:style-name="T6"><text:s text:c="2"/></text:span><text:span text:style-name="T6">price: 15.11</text:span></text:p>
              </text:list-item>
              <text:list-item>
                <text:p text:style-name="P8"><text:span text:style-name="T6"><text:s text:c="2"/></text:span><text:span text:style-name="T6">profit: 0.39880000000000004</text:span></text:p>
              </text:list-item>
              <text:list-item>
                <text:p text:style-name="P8"><text:span text:style-name="T6">- name: Share-FKJW</text:span></text:p>
              </text:list-item>
              <text:list-item>
                <text:p text:style-name="P8"><text:span text:style-name="T6"><text:s text:c="2"/></text:span><text:span text:style-name="T6">price: 21.08</text:span></text:p>
              </text:list-item>
              <text:list-item>
                <text:p text:style-name="P8"><text:span text:style-name="T6"><text:s text:c="2"/></text:span><text:span text:style-name="T6">profit: 0.3978</text:span></text:p>
              </text:list-item>
              <text:list-item>
                <text:p text:style-name="P8"><text:span text:style-name="T6">- name: Share-NHWA</text:span></text:p>
              </text:list-item>
              <text:list-item>
                <text:p text:style-name="P8"><text:span text:style-name="T6"><text:s text:c="2"/></text:span><text:span text:style-name="T6">price: 29.18</text:span></text:p>
              </text:list-item>
              <text:list-item>
                <text:p text:style-name="P8"><text:span text:style-name="T6"><text:s text:c="2"/></text:span><text:span text:style-name="T6">profit: 0.39770000000000005</text:span></text:p>
              </text:list-item>
              <text:list-item>
                <text:p text:style-name="P8"><text:span text:style-name="T7"/></text:p>
              </text:list-item>
            </text:list>
          </draw:text-box>
        </draw:frame>
        <draw:frame draw:style-name="gr3" draw:text-style-name="P10" draw:layer="layout" svg:width="9.652cm" svg:height="3.81cm" svg:x="9.398cm" svg:y="5.334cm">
          <draw:text-box>
            <text:p text:style-name="P9"><text:span text:style-name="T8">Profit = 198.507805</text:span></text:p>
            <text:p text:style-name="P9"><text:span text:style-name="T8"/></text:p>
            <text:p text:style-name="P9"><text:span text:style-name="T8">Cout = 499.939999</text:span></text:p>
          </draw:text-box>
        </draw:frame>
        <draw:frame draw:style-name="gr4" draw:text-style-name="P12" draw:layer="layout" svg:width="6.858cm" svg:height="0.962cm" svg:x="10.414cm" svg:y="2.794cm">
          <draw:text-box>
            <text:p text:style-name="P11">DATASET1.CSV</text:p>
          </draw:text-box>
        </draw:frame>
        <presentation:notes draw:style-name="dp1">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text-style-name="P3" draw:layer="layout" svg:width="8.636cm" svg:height="11.93cm" svg:x="7.62cm" svg:y="3.564cm" presentation:class="outline" presentation:user-transformed="true">
          <draw:text-box>
            <text:list text:style-name="L4">
              <text:list-item>
                <text:list>
                  <text:list-item>
                    <text:list>
                      <text:list-item>
                        <text:list>
                          <text:list-item>
                            <text:list>
                              <text:list-item>
                                <text:list>
                                  <text:list-item>
                                    <text:list>
                                      <text:list-item>
                                        <text:list>
                                          <text:list-item>
                                            <text:list>
                                              <text:list-header>
                                                <text:p text:style-name="P13"/>
                                                <text:p text:style-name="P13"/>
                                              </text:list-header>
                                            </text:list>
                                          </text:list-item>
                                          <text:list-item>
                                            <text:p text:style-name="P13">Share-ECAQ 3166</text:p>
                                          </text:list-item>
                                          <text:list-item>
                                            <text:p text:style-name="P13">Share-IXCI 2632</text:p>
                                          </text:list-item>
                                          <text:list-item>
                                            <text:p text:style-name="P13">Share-FWBE 1830</text:p>
                                          </text:list-item>
                                          <text:list-item>
                                            <text:p text:style-name="P13">Share-ZOFA 2532</text:p>
                                          </text:list-item>
                                          <text:list-item>
                                            <text:p text:style-name="P13">Share-PLLK 1994</text:p>
                                          </text:list-item>
                                          <text:list-item>
                                            <text:p text:style-name="P13">Share-YFVZ 2255</text:p>
                                          </text:list-item>
                                          <text:list-item>
                                            <text:p text:style-name="P13">Share-ANFX 3854</text:p>
                                          </text:list-item>
                                          <text:list-item>
                                            <text:p text:style-name="P13">Share-PATS 2770</text:p>
                                          </text:list-item>
                                          <text:list-item>
                                            <text:p text:style-name="P13">Share-NDKR 3306</text:p>
                                          </text:list-item>
                                          <text:list-item>
                                            <text:p text:style-name="P13">Share-ALIY 2908</text:p>
                                          </text:list-item>
                                          <text:list-item>
                                            <text:p text:style-name="P13">Share-JWGF 4869</text:p>
                                          </text:list-item>
                                          <text:list-item>
                                            <text:p text:style-name="P13">Share-JGTW 3529</text:p>
                                          </text:list-item>
                                          <text:list-item>
                                            <text:p text:style-name="P13">Share-FAPS 3257</text:p>
                                          </text:list-item>
                                          <text:list-item>
                                            <text:p text:style-name="P13">Share-VCAX 2742</text:p>
                                          </text:list-item>
                                          <text:list-item>
                                            <text:p text:style-name="P13">Share-LFXB 1483</text:p>
                                          </text:list-item>
                                          <text:list-item>
                                            <text:p text:style-name="P13">Share-DWSK 2949</text:p>
                                          </text:list-item>
                                          <text:list-item>
                                            <text:p text:style-name="P13">Share-XQII 1342</text:p>
                                          </text:list-item>
                                          <text:list-item>
                                            <text:p text:style-name="P13">Share-ROOM 1506</text:p>
                                            <text:p text:style-name="P13"/>
                                          </text:list-item>
                                          <text:list-item>
                                            <text:p text:style-name="P13">Total cost: 489.24</text:p>
                                          </text:list-item>
                                          <text:list-item>
                                            <text:p text:style-name="P13">Profit: 193.78</text:p>
                                          </text:list-item>
                                        </text:list>
                                      </text:list-item>
                                    </text:list>
                                  </text:list-item>
                                </text:list>
                              </text:list-item>
                            </text:list>
                          </text:list-item>
                        </text:list>
                      </text:list-item>
                    </text:list>
                  </text:list-item>
                </text:list>
              </text:list-item>
            </text:list>
            <text:list text:style-name="L2">
              <text:list-header>
                <text:p/>
                <text:p/>
              </text:list-header>
            </text:list>
          </draw:text-box>
        </draw:frame>
        <draw:frame presentation:style-name="pr1" draw:text-style-name="P3" draw:layer="layout" svg:width="25.199cm" svg:height="2.629cm" svg:x="1.471cm" svg:y="0cm" presentation:class="title" presentation:user-transformed="true">
          <draw:text-box>
            <text:p>Sienna a obtenu</text:p>
          </draw:text-box>
        </draw:frame>
        <draw:frame draw:style-name="gr2" draw:text-style-name="P6" draw:layer="layout" svg:width="6.858cm" svg:height="2.032cm" svg:x="11.684cm" svg:y="2.794cm">
          <draw:text-box>
            <text:p>DATASET2.csv</text:p>
          </draw:text-box>
        </draw:frame>
        <presentation:notes draw:style-name="dp1">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text-style-name="P3" draw:layer="layout" svg:width="23.297cm" svg:height="1.737cm" svg:x="3.302cm" svg:y="0.508cm" presentation:class="title" presentation:user-transformed="true">
          <draw:text-box>
            <text:p>Algorithme optimisé à obtenu</text:p>
          </draw:text-box>
        </draw:frame>
        <draw:frame presentation:style-name="pr4" draw:text-style-name="P7" draw:layer="layout" svg:width="3.302cm" svg:height="12.361cm" svg:x="3.556cm" svg:y="2.879cm" presentation:class="outline" presentation:user-transformed="true">
          <draw:text-box>
            <text:list text:style-name="L2">
              <text:list-header>
                <text:p><text:span text:style-name="T5"/></text:p>
              </text:list-header>
              <text:list-item>
                <text:p><text:span text:style-name="T5">- name: </text:span><text:span text:style-name="T5">Share-</text:span><text:span text:style-name="T5">ANFX</text:span></text:p>
              </text:list-item>
              <text:list-item>
                <text:p><text:span text:style-name="T5"><text:s text:c="2"/></text:span><text:span text:style-name="T5">price: </text:span><text:span text:style-name="T5">38.55</text:span></text:p>
              </text:list-item>
              <text:list-item>
                <text:p><text:span text:style-name="T5"><text:s text:c="2"/></text:span><text:span text:style-name="T5">profit: </text:span><text:span text:style-name="T5">0.3972</text:span></text:p>
              </text:list-item>
              <text:list-item>
                <text:p><text:span text:style-name="T5">- name: </text:span><text:span text:style-name="T5">Share-</text:span><text:span text:style-name="T5">FAPS</text:span></text:p>
              </text:list-item>
              <text:list-item>
                <text:p><text:span text:style-name="T5"><text:s text:c="2"/></text:span><text:span text:style-name="T5">price: </text:span><text:span text:style-name="T5">32.57</text:span></text:p>
              </text:list-item>
              <text:list-item>
                <text:p><text:span text:style-name="T5"><text:s text:c="2"/></text:span><text:span text:style-name="T5">profit: </text:span><text:span text:style-name="T5">0.3954</text:span></text:p>
              </text:list-item>
              <text:list-item>
                <text:p><text:span text:style-name="T5">- name: </text:span><text:span text:style-name="T5">Share-</text:span><text:span text:style-name="T5">LXZU</text:span></text:p>
              </text:list-item>
              <text:list-item>
                <text:p><text:span text:style-name="T5"><text:s text:c="2"/></text:span><text:span text:style-name="T5">price: </text:span><text:span text:style-name="T5">4.24</text:span></text:p>
              </text:list-item>
              <text:list-item>
                <text:p><text:span text:style-name="T5"><text:s text:c="2"/></text:span><text:span text:style-name="T5">profit: </text:span><text:span text:style-name="T5">0.3954</text:span></text:p>
              </text:list-item>
              <text:list-item>
                <text:p><text:span text:style-name="T5">- name: </text:span><text:span text:style-name="T5">Share-</text:span><text:span text:style-name="T5">XQII</text:span></text:p>
              </text:list-item>
              <text:list-item>
                <text:p><text:span text:style-name="T5"><text:s text:c="2"/></text:span><text:span text:style-name="T5">price: </text:span><text:span text:style-name="T5">13.42</text:span></text:p>
              </text:list-item>
              <text:list-item>
                <text:p><text:span text:style-name="T5"><text:s text:c="2"/></text:span><text:span text:style-name="T5">profit: </text:span><text:span text:style-name="T5">0.3951</text:span></text:p>
              </text:list-item>
              <text:list-item>
                <text:p><text:span text:style-name="T5">- name: </text:span><text:span text:style-name="T5">Share-</text:span><text:span text:style-name="T5">ECAQ</text:span></text:p>
              </text:list-item>
              <text:list-item>
                <text:p><text:span text:style-name="T5"><text:s text:c="2"/></text:span><text:span text:style-name="T5">price: </text:span><text:span text:style-name="T5">31.66</text:span></text:p>
              </text:list-item>
              <text:list-item>
                <text:p><text:span text:style-name="T5"><text:s text:c="2"/></text:span><text:span text:style-name="T5">profit: </text:span><text:span text:style-name="T5">0.3949</text:span><text:span text:style-name="T5">000000</text:span><text:span text:style-name="T5">000000</text:span><text:span text:style-name="T5">3</text:span></text:p>
              </text:list-item>
              <text:list-item>
                <text:p><text:span text:style-name="T5">- name: </text:span><text:span text:style-name="T5">Share-</text:span><text:span text:style-name="T5">JGTW</text:span></text:p>
              </text:list-item>
              <text:list-item>
                <text:p><text:span text:style-name="T5"><text:s text:c="2"/></text:span><text:span text:style-name="T5">price: </text:span><text:span text:style-name="T5">35.29</text:span></text:p>
              </text:list-item>
              <text:list-item>
                <text:p><text:span text:style-name="T5"><text:s text:c="2"/></text:span><text:span text:style-name="T5">profit: </text:span><text:span text:style-name="T5">0.3943</text:span></text:p>
              </text:list-item>
              <text:list-item>
                <text:p><text:span text:style-name="T5">- name: </text:span><text:span text:style-name="T5">Share-</text:span><text:span text:style-name="T5">IXCI</text:span></text:p>
              </text:list-item>
              <text:list-item>
                <text:p><text:span text:style-name="T5"><text:s text:c="2"/></text:span><text:span text:style-name="T5">price: </text:span><text:span text:style-name="T5">26.32</text:span></text:p>
              </text:list-item>
              <text:list-item>
                <text:p><text:span text:style-name="T5"><text:s text:c="2"/></text:span><text:span text:style-name="T5">profit: </text:span><text:span text:style-name="T5">0.3939</text:span><text:span text:style-name="T5">999999</text:span><text:span text:style-name="T5">999999</text:span><text:span text:style-name="T5">6</text:span></text:p>
              </text:list-item>
              <text:list-item>
                <text:p><text:span text:style-name="T5">- name: </text:span><text:span text:style-name="T5">Share-</text:span><text:span text:style-name="T5">DWSK</text:span></text:p>
              </text:list-item>
              <text:list-item>
                <text:p><text:span text:style-name="T5"><text:s text:c="2"/></text:span><text:span text:style-name="T5">price: </text:span><text:span text:style-name="T5">29.49</text:span></text:p>
              </text:list-item>
              <text:list-item>
                <text:p><text:span text:style-name="T5"><text:s text:c="2"/></text:span><text:span text:style-name="T5">profit: </text:span><text:span text:style-name="T5">0.3935</text:span></text:p>
              </text:list-item>
              <text:list-item>
                <text:p><text:span text:style-name="T5">- name: </text:span><text:span text:style-name="T5">Share-</text:span><text:span text:style-name="T5">ROOM</text:span></text:p>
              </text:list-item>
              <text:list-item>
                <text:p><text:span text:style-name="T5"><text:s text:c="2"/></text:span><text:span text:style-name="T5">price: </text:span><text:span text:style-name="T5">15.06</text:span></text:p>
              </text:list-item>
              <text:list-item>
                <text:p><text:span text:style-name="T5"><text:s text:c="2"/></text:span><text:span text:style-name="T5">profit: </text:span><text:span text:style-name="T5">0.3923</text:span></text:p>
              </text:list-item>
              <text:list-item>
                <text:p><text:span text:style-name="T5">- name: </text:span><text:span text:style-name="T5">Share-</text:span><text:span text:style-name="T5">VCXT</text:span></text:p>
              </text:list-item>
              <text:list-item>
                <text:p><text:span text:style-name="T5"><text:s text:c="2"/></text:span><text:span text:style-name="T5">price: </text:span><text:span text:style-name="T5">29.19</text:span></text:p>
              </text:list-item>
              <text:list-item>
                <text:p><text:span text:style-name="T5"><text:s text:c="2"/></text:span><text:span text:style-name="T5">profit: </text:span><text:span text:style-name="T5">0.3922</text:span></text:p>
              </text:list-item>
              <text:list-item>
                <text:p><text:span text:style-name="T5">- name: </text:span><text:span text:style-name="T5">Share-</text:span><text:span text:style-name="T5">YFVZ</text:span></text:p>
              </text:list-item>
              <text:list-item>
                <text:p><text:span text:style-name="T5"><text:s text:c="2"/></text:span><text:span text:style-name="T5">price: </text:span><text:span text:style-name="T5">22.55</text:span></text:p>
              </text:list-item>
              <text:list-item>
                <text:p><text:span text:style-name="T5"><text:s text:c="2"/></text:span><text:span text:style-name="T5">profit: </text:span><text:span text:style-name="T5">0.391</text:span></text:p>
              </text:list-item>
              <text:list-item>
                <text:p><text:span text:style-name="T5">- name: </text:span><text:span text:style-name="T5">Share-</text:span><text:span text:style-name="T5">OCKK</text:span></text:p>
              </text:list-item>
              <text:list-item>
                <text:p><text:span text:style-name="T5"><text:s text:c="2"/></text:span><text:span text:style-name="T5">price: </text:span><text:span text:style-name="T5">3.16</text:span></text:p>
              </text:list-item>
              <text:list-item>
                <text:p><text:span text:style-name="T5"><text:s text:c="2"/></text:span><text:span text:style-name="T5">profit: </text:span><text:span text:style-name="T5">0.3639</text:span></text:p>
              </text:list-item>
              <text:list-item>
                <text:p><text:span text:style-name="T5">- name: </text:span><text:span text:style-name="T5">Share-</text:span><text:span text:style-name="T5">JMLZ</text:span></text:p>
              </text:list-item>
              <text:list-item>
                <text:p><text:span text:style-name="T5"><text:s text:c="2"/></text:span><text:span text:style-name="T5">price: </text:span><text:span text:style-name="T5">1.27</text:span></text:p>
              </text:list-item>
              <text:list-item>
                <text:p><text:span text:style-name="T5"><text:s text:c="2"/></text:span><text:span text:style-name="T5">profit: </text:span><text:span text:style-name="T5">0.2471</text:span><text:span text:style-name="T5">000000</text:span><text:span text:style-name="T5">000000</text:span><text:span text:style-name="T5">1</text:span></text:p>
              </text:list-item>
              <text:list-item>
                <text:p><text:span text:style-name="T5">- name: </text:span><text:span text:style-name="T5">Share-</text:span><text:span text:style-name="T5">DYVD</text:span></text:p>
              </text:list-item>
              <text:list-item>
                <text:p><text:span text:style-name="T5"><text:s text:c="2"/></text:span><text:span text:style-name="T5">price: </text:span><text:span text:style-name="T5">0.28</text:span></text:p>
              </text:list-item>
              <text:list-item>
                <text:p><text:span text:style-name="T5"><text:s text:c="2"/></text:span><text:span text:style-name="T5">profit: </text:span><text:span text:style-name="T5">0.1025</text:span></text:p>
              </text:list-item>
            </text:list>
          </draw:text-box>
        </draw:frame>
        <draw:frame presentation:style-name="pr4" draw:text-style-name="P7" draw:layer="layout" svg:width="4.826cm" svg:height="12.361cm" svg:x="21.59cm" svg:y="2.794cm" presentation:class="outline" presentation:user-transformed="true">
          <draw:text-box>
            <text:list text:style-name="L2">
              <text:list-item>
                <text:p text:style-name="P14"><text:span text:style-name="T7">- name: Share-PATS</text:span></text:p>
              </text:list-item>
              <text:list-item>
                <text:p text:style-name="P14"><text:span text:style-name="T7"><text:s text:c="2"/></text:span><text:span text:style-name="T7">price: 27.7</text:span></text:p>
              </text:list-item>
              <text:list-item>
                <text:p text:style-name="P14"><text:span text:style-name="T7"><text:s text:c="2"/></text:span><text:span text:style-name="T7">profit: 0.3997</text:span></text:p>
              </text:list-item>
              <text:list-item>
                <text:p text:style-name="P14"><text:span text:style-name="T7">- name: Share-JWGF</text:span></text:p>
              </text:list-item>
              <text:list-item>
                <text:p text:style-name="P14"><text:span text:style-name="T7"><text:s text:c="2"/></text:span><text:span text:style-name="T7">price: 48.69</text:span></text:p>
              </text:list-item>
              <text:list-item>
                <text:p text:style-name="P14"><text:span text:style-name="T7"><text:s text:c="2"/></text:span><text:span text:style-name="T7">profit: 0.3993</text:span></text:p>
              </text:list-item>
              <text:list-item>
                <text:p text:style-name="P14"><text:span text:style-name="T7">- name: Share-ALIY</text:span></text:p>
              </text:list-item>
              <text:list-item>
                <text:p text:style-name="P14"><text:span text:style-name="T7"><text:s text:c="2"/></text:span><text:span text:style-name="T7">price: 29.08</text:span></text:p>
              </text:list-item>
              <text:list-item>
                <text:p text:style-name="P14"><text:span text:style-name="T7"><text:s text:c="2"/></text:span><text:span text:style-name="T7">profit: 0.3993</text:span></text:p>
              </text:list-item>
              <text:list-item>
                <text:p text:style-name="P14"><text:span text:style-name="T7">- name: Share-NDKR</text:span></text:p>
              </text:list-item>
              <text:list-item>
                <text:p text:style-name="P14"><text:span text:style-name="T7"><text:s text:c="2"/></text:span><text:span text:style-name="T7">price: 33.06</text:span></text:p>
              </text:list-item>
              <text:list-item>
                <text:p text:style-name="P14"><text:span text:style-name="T7"><text:s text:c="2"/></text:span><text:span text:style-name="T7">profit: 0.39909999999999995</text:span></text:p>
              </text:list-item>
              <text:list-item>
                <text:p text:style-name="P14"><text:span text:style-name="T7">- name: Share-PLLK</text:span></text:p>
              </text:list-item>
              <text:list-item>
                <text:p text:style-name="P14"><text:span text:style-name="T7"><text:s text:c="2"/></text:span><text:span text:style-name="T7">price: 19.94</text:span></text:p>
              </text:list-item>
              <text:list-item>
                <text:p text:style-name="P14"><text:span text:style-name="T7"><text:s text:c="2"/></text:span><text:span text:style-name="T7">profit: 0.39909999999999995</text:span></text:p>
              </text:list-item>
              <text:list-item>
                <text:p text:style-name="P14"><text:span text:style-name="T7">- name: Share-FWBE</text:span></text:p>
              </text:list-item>
              <text:list-item>
                <text:p text:style-name="P14"><text:span text:style-name="T7"><text:s text:c="2"/></text:span><text:span text:style-name="T7">price: 18.31</text:span></text:p>
              </text:list-item>
              <text:list-item>
                <text:p text:style-name="P14"><text:span text:style-name="T7"><text:s text:c="2"/></text:span><text:span text:style-name="T7">profit: 0.3982</text:span></text:p>
              </text:list-item>
              <text:list-item>
                <text:p text:style-name="P14"><text:span text:style-name="T7">- name: Share-LFXB</text:span></text:p>
              </text:list-item>
              <text:list-item>
                <text:p text:style-name="P14"><text:span text:style-name="T7"><text:s text:c="2"/></text:span><text:span text:style-name="T7">price: 14.83</text:span></text:p>
              </text:list-item>
              <text:list-item>
                <text:p text:style-name="P14"><text:span text:style-name="T7"><text:s text:c="2"/></text:span><text:span text:style-name="T7">profit: 0.3979</text:span></text:p>
              </text:list-item>
              <text:list-item>
                <text:p text:style-name="P14"><text:span text:style-name="T7">- name: Share-ZOFA</text:span></text:p>
              </text:list-item>
              <text:list-item>
                <text:p text:style-name="P14"><text:span text:style-name="T7"><text:s text:c="2"/></text:span><text:span text:style-name="T7">price: 25.32</text:span></text:p>
              </text:list-item>
              <text:list-item>
                <text:p text:style-name="P14"><text:span text:style-name="T7"><text:s text:c="2"/></text:span><text:span text:style-name="T7">profit: 0.3978</text:span></text:p>
              </text:list-item>
            </text:list>
          </draw:text-box>
        </draw:frame>
        <draw:frame draw:style-name="gr5" draw:text-style-name="P10" draw:layer="layout" svg:width="13.97cm" svg:height="4.909cm" svg:x="8.128cm" svg:y="4.572cm">
          <draw:text-box>
            <text:p text:style-name="P9"><text:span text:style-name="T8">Profit = 197.768345</text:span></text:p>
            <text:p text:style-name="P9"><text:span text:style-name="T8"/></text:p>
            <text:p text:style-name="P9"><text:span text:style-name="T8">Cout = 499.9799999999999</text:span></text:p>
          </draw:text-box>
        </draw:frame>
        <draw:frame draw:style-name="gr4" draw:text-style-name="P12" draw:layer="layout" svg:width="6.858cm" svg:height="0.962cm" svg:x="10.414cm" svg:y="2.794cm">
          <draw:text-box>
            <text:p text:style-name="P11">DATASET2.CSV</text:p>
          </draw:text-box>
        </draw:frame>
        <presentation:notes draw:style-name="dp1">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9</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1T17:17:13.236772007</meta:creation-date>
    <dc:date>2021-12-15T17:09:27.110977098</dc:date>
    <meta:editing-duration>PT1H9M56S</meta:editing-duration>
    <meta:editing-cycles>27</meta:editing-cycles>
    <meta:generator>LibreOffice/6.4.7.2$Linux_X86_64 LibreOffice_project/40$Build-2</meta:generator>
    <meta:document-statistic meta:object-count="65"/>
  </office:meta>
</office:document-meta>
</file>